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10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6mm" svg:height="113.42mm" svg:x="175.54mm" svg:y="1.06mm">
            <loext:p draw:notify-on-update-of-ranges="Sheet1.E1:Sheet1.E1 Sheet1.E2:Sheet1.E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3"/>
        <table:table-row table:style-name="ro1">
          <table:table-cell table:number-columns-repeated="2"/>
          <table:table-cell table:style-name="Default" office:value-type="string" calcext:value-type="string">
            <text:p>First Reading</text:p>
          </table:table-cell>
          <table:table-cell table:style-name="Default" office:value-type="string" calcext:value-type="string">
            <text:p>Lat Reading</text:p>
          </table:table-cell>
          <table:table-cell office:value-type="string" calcext:value-type="string">
            <text:p>Interval Seconds</text:p>
          </table:table-cell>
          <table:table-cell table:style-name="Default" office:value-type="string" calcext:value-type="string">
            <text:p>Run Time Hours</text:p>
          </table:table-cell>
        </table:table-row>
        <table:table-row table:style-name="ro1">
          <table:table-cell table:number-columns-repeated="2"/>
          <table:table-cell office:value-type="date" office:date-value="2018-01-06T19:45:48" calcext:value-type="date">
            <text:p>2018-01-06 19:45</text:p>
          </table:table-cell>
          <table:table-cell office:value-type="date" office:date-value="2018-01-08T05:57:10" calcext:value-type="date">
            <text:p>2018-01-08 05:57</text:p>
          </table:table-cell>
          <table:table-cell office:value-type="float" office:value="60" calcext:value-type="float">
            <text:p>60</text:p>
          </table:table-cell>
          <table:table-cell table:style-name="ce2" table:formula="of:=([.D2]-[.C2])*24" office:value-type="float" office:value="34.1894444444915" calcext:value-type="float">
            <text:p>34.2</text:p>
          </table:table-cell>
        </table:table-row>
        <table:table-row table:style-name="ro1">
          <table:table-cell table:number-columns-repeated="2"/>
          <table:table-cell office:value-type="date" office:date-value="2018-01-13T14:36:36" calcext:value-type="date">
            <text:p>2018-01-13 14:36</text:p>
          </table:table-cell>
          <table:table-cell office:value-type="date" office:date-value="2018-01-15T18:23:29" calcext:value-type="date">
            <text:p>2018-01-15 18:23</text:p>
          </table:table-cell>
          <table:table-cell office:value-type="float" office:value="120" calcext:value-type="float">
            <text:p>120</text:p>
          </table:table-cell>
          <table:table-cell table:formula="of:=([.D3]-[.C3])*24" office:value-type="float" office:value="51.7813888888923" calcext:value-type="float">
            <text:p>51.8</text:p>
          </table:table-cell>
        </table:table-row>
        <table:table-row table:style-name="ro1">
          <table:table-cell table:number-columns-repeated="2"/>
          <table:table-cell office:value-type="date" office:date-value="2018-01-09T01:36:20" calcext:value-type="date">
            <text:p>2018-01-09 01:36</text:p>
          </table:table-cell>
          <table:table-cell office:value-type="date" office:date-value="2018-01-12T16:29:01" calcext:value-type="date">
            <text:p>2018-01-12 16:29</text:p>
          </table:table-cell>
          <table:table-cell office:value-type="float" office:value="600" calcext:value-type="float">
            <text:p>600</text:p>
          </table:table-cell>
          <table:table-cell table:formula="of:=([.D4]-[.C4])*24" office:value-type="float" office:value="86.8780555555131" calcext:value-type="float">
            <text:p>8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00-00-00</text:date>, <text:time style:data-style-name="N2" text:time-value="15:25:41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7:21:34.614000000</meta:creation-date>
    <dc:date>2018-01-15T15:36:54.628000000</dc:date>
    <meta:editing-duration>PT7M29S</meta:editing-duration>
    <meta:editing-cycles>2</meta:editing-cycles>
    <meta:generator>LibreOffice/5.3.4.2$Windows_X86_64 LibreOffice_project/f82d347ccc0be322489bf7da61d7e4ad13fe2ff3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2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11.343cm" xlink:href=".." xlink:type="simple" chart:class="chart:scatter" chart:style-name="ch1">
        <chart:plot-area chart:style-name="ch2" table:cell-range-address="Sheet1.E1:Sheet1.F4" chart:data-source-has-labels="row" svg:x="1.278cm" svg:y="0.226cm" svg:width="14.39cm" svg:height="9.962cm">
          <chartooo:coordinate-region svg:x="2.19cm" svg:y="0.399cm" svg:width="13.012cm" svg:height="9.195cm"/>
          <chart:axis chart:dimension="x" chart:name="primary-x" chart:style-name="ch3">
            <chart:title svg:x="6.471cm" svg:y="10.414cm" chart:style-name="ch4">
              <text:p>Reading Interval (seconds)</text:p>
            </chart:title>
          </chart:axis>
          <chart:axis chart:dimension="y" chart:name="primary-y" chart:style-name="ch5">
            <chart:title svg:x="0.451cm" svg:y="6.521cm" chart:style-name="ch6">
              <text:p>Run Time (hours)</text:p>
            </chart:title>
            <chart:grid chart:style-name="ch7" chart:class="major"/>
          </chart:axis>
          <chart:series chart:style-name="ch8" chart:values-cell-range-address="Sheet1.F2:Sheet1.F4" chart:label-cell-address="Sheet1.F1:Sheet1.F1" chart:class="chart:scatter">
            <chart:domain table:cell-range-address="Sheet1.E2:Sheet1.E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un Time Hour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E2:Sheet1.E4</svg:desc>
                </draw:g>
              </table:table-cell>
              <table:table-cell office:value-type="float" office:value="34.1894444444915">
                <text:p>34.1894444444915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1.7813888888923">
                <text:p>51.7813888888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86.8780555555131">
                <text:p>86.8780555555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